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寵物飲水機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1T04:01:31.996000000</meta:creation-date>
    <dc:date>2020-11-01T04:02:10.025000000</dc:date>
    <meta:editing-duration>PT39S</meta:editing-duration>
    <meta:editing-cycles>1</meta:editing-cycles>
    <meta:generator>LibreOffice/5.4.7.2$Windows_X86_64 LibreOffice_project/c838ef25c16710f8838b1faec480ebba495259d0</meta:generator>
    <meta:document-statistic meta:table-count="0" meta:image-count="0" meta:object-count="0" meta:page-count="1" meta:paragraph-count="1" meta:word-count="5" meta:character-count="5" meta:non-whitespace-character-count="5"/>
  </office:meta>
</office:document-meta>
</file>